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style:rel-width="100%" table:align="left"/>
    </style:style>
    <style:style style:name="Tabela1.A" style:family="table-column">
      <style:table-column-properties style:column-width="2.489cm" style:rel-column-width="9597*"/>
    </style:style>
    <style:style style:name="Tabela1.B" style:family="table-column">
      <style:table-column-properties style:column-width="14.512cm" style:rel-column-width="55937*"/>
    </style:style>
    <style:style style:name="Tabela1.A1" style:family="table-cell">
      <style:table-cell-properties style:vertical-align="middle" fo:padding="0.049cm" fo:border="none"/>
    </style:style>
    <style:style style:name="P1" style:family="paragraph" style:parent-style-name="Text_20_body">
      <style:paragraph-properties fo:margin-top="0cm" fo:margin-bottom="0cm" loext:contextual-spacing="false"/>
    </style:style>
    <style:style style:name="P2" style:family="paragraph" style:parent-style-name="List_20_Contents">
      <style:paragraph-properties fo:margin-top="0cm" fo:margin-bottom="0.499cm" loext:contextual-spacing="false"/>
    </style:style>
    <style:style style:name="P3" style:family="paragraph" style:parent-style-name="List_20_Heading">
      <style:paragraph-properties fo:margin-top="0cm" fo:margin-bottom="0.499cm" loext:contextual-spacing="false"/>
    </style:style>
    <style:style style:name="P4" style:family="paragraph" style:parent-style-name="Preformatted_20_Text">
      <style:paragraph-properties fo:margin-top="0cm" fo:margin-bottom="0.499cm" loext:contextual-spacing="false"/>
    </style:style>
    <style:style style:name="P5" style:family="paragraph" style:parent-style-name="Text_20_body">
      <style:paragraph-properties fo:break-before="page"/>
    </style:style>
    <style:style style:name="P6" style:family="paragraph" style:parent-style-name="Standard">
      <style:text-properties officeooo:rsid="000e72d6" officeooo:paragraph-rsid="000e72d6"/>
    </style:style>
    <style:style style:name="P7" style:family="paragraph" style:parent-style-name="Standard">
      <style:text-properties fo:font-weight="bold" officeooo:rsid="000e72d6" officeooo:paragraph-rsid="000e72d6" style:font-weight-asian="bold" style:font-weight-complex="bold"/>
    </style:style>
    <style:style style:name="P8" style:family="paragraph" style:parent-style-name="Standard">
      <style:text-properties officeooo:rsid="000f30d9" officeooo:paragraph-rsid="000f30d9"/>
    </style:style>
    <style:style style:name="P9" style:family="paragraph" style:parent-style-name="Text_20_body" style:list-style-name="L1"/>
    <style:style style:name="P10" style:family="paragraph" style:parent-style-name="Text_20_body" style:list-style-name="L2"/>
    <style:style style:name="T1" style:family="text">
      <style:text-properties fo:background-color="#dee3e7" loext:char-shading-value="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3.3. Users and Basic Account Management</text:h>
      <text:p text:style-name="Text_20_body">FreeBSD allows multiple users to use the computer at the same time. While only one user can sit in front of the screen and use the keyboard at any one time, any number of users can log in to the system through the network. To use the system, each user should have their own user account.</text:p>
      <text:p text:style-name="Text_20_body">This chapter describes:</text:p>
      <text:list xml:id="list2922861394731825309" text:style-name="L1">
        <text:list-item>
          <text:p text:style-name="P9">The different types of user accounts on a FreeBSD system.</text:p>
        </text:list-item>
        <text:list-item>
          <text:p text:style-name="P9">How to add, remove, and modify user accounts.</text:p>
        </text:list-item>
        <text:list-item>
          <text:p text:style-name="P9">How to set limits to control the resources that users and groups are allowed to access.</text:p>
        </text:list-item>
        <text:list-item>
          <text:p text:style-name="P9">How to create groups and add users as members of a group.</text:p>
        </text:list-item>
      </text:list>
      <text:h text:style-name="Heading_20_3" text:outline-level="3"><text:bookmark text:name="users-introduction"/>3.3.1. Account Types</text:h>
      <text:p text:style-name="Text_20_body">Since all access to the FreeBSD system is achieved using accounts and all processes are run by users, user and account management is important.</text:p>
      <text:p text:style-name="Text_20_body">There are three main types of accounts: system accounts, user accounts, and the superuser account.</text:p>
      <text:h text:style-name="Heading_20_4" text:outline-level="4"><text:bookmark text:name="users-system"/>3.3.1.1. System Accounts</text:h>
      <text:p text:style-name="Text_20_body"><text:bookmark text:name="idp60110792"/>System accounts are used to run services such as DNS, mail, and web servers. The reason for this is security; if all services ran as the superuser, they could act without restriction.</text:p>
      <text:p text:style-name="Text_20_body"><text:bookmark text:name="idp60112328"/><text:bookmark text:name="idp60113736"/>Examples of system accounts are <text:span text:style-name="Source_20_Text">daemon</text:span>, <text:span text:style-name="Source_20_Text">operator</text:span>, <text:span text:style-name="Source_20_Text">bind</text:span>, <text:span text:style-name="Source_20_Text">news</text:span>, and <text:span text:style-name="Source_20_Text">www</text:span>.</text:p>
      <text:p text:style-name="Text_20_body"><text:bookmark text:name="idp60118088"/><text:span text:style-name="Source_20_Text">nobody</text:span> is the generic unprivileged system account. However, the more services that use <text:span text:style-name="Source_20_Text">nobody</text:span>, the more files and processes that user will become associated with, and hence the more privileged that user becomes.</text:p>
      <text:h text:style-name="Heading_20_4" text:outline-level="4"><text:bookmark text:name="users-user"/>3.3.1.2. User Accounts</text:h>
      <text:p text:style-name="Text_20_body"><text:bookmark text:name="idp60121800"/>User accounts are assigned to real people and are used to log in and use the system. Every person accessing the system should have a unique user account. This allows the administrator to find out who is doing what and prevents users from clobbering the settings of other users.</text:p>
      <text:p text:style-name="Text_20_body">Each user can set up their own environment to accommodate their use of the system, by configuring their default shell, editor, key bindings, and language settings.</text:p>
      <text:p text:style-name="Text_20_body">Every user account on a FreeBSD system has certain information associated with it:</text:p>
      <text:p text:style-name="P3">User name</text:p>
      <text:p text:style-name="P2"><text:soft-page-break/>The user name is typed at the <text:span text:style-name="Source_20_Text">login:</text:span> prompt. Each user must have a unique user name. There are a number of rules for creating valid user names which are documented in <text:a xlink:type="simple" xlink:href="https://www.FreeBSD.org/cgi/man.cgi?query=passwd&amp;sektion=5&amp;manpath=freebsd-release-ports" text:style-name="Internet_20_link" text:visited-style-name="Visited_20_Internet_20_Link">passwd(5)</text:a>. It is recommended to use user names that consist of eight or fewer, all lower case characters in order to maintain backwards compatibility with applications.</text:p>
      <text:p text:style-name="P3">Password</text:p>
      <text:p text:style-name="P2">Each account has an associated password.</text:p>
      <text:p text:style-name="P3">User ID (<text:span text:style-name="acronym">UID</text:span>)</text:p>
      <text:p text:style-name="P2">The User ID (<text:span text:style-name="acronym">UID</text:span>) is a number used to uniquely identify the user to the FreeBSD system. Commands that allow a user name to be specified will first convert it to the <text:span text:style-name="acronym">UID</text:span>. It is recommended to use a UID less than 65535, since higher values may cause compatibility issues with some software.</text:p>
      <text:p text:style-name="P3">Group ID (<text:span text:style-name="acronym">GID</text:span>)</text:p>
      <text:p text:style-name="P2">The Group ID (<text:span text:style-name="acronym">GID</text:span>) is a number used to uniquely identify the primary group that the user belongs to. Groups are a mechanism for controlling access to resources based on a user's <text:span text:style-name="acronym">GID</text:span> rather than their <text:span text:style-name="acronym">UID</text:span>. This can significantly reduce the size of some configuration files and allows users to be members of more than one group. It is recommended to use a GID of 65535 or lower as higher GIDs may break some software.</text:p>
      <text:p text:style-name="P3">Login class</text:p>
      <text:p text:style-name="P2">Login classes are an extension to the group mechanism that provide additional flexibility when tailoring the system to different users. Login classes are discussed further in <text:a xlink:type="simple" xlink:href="https://www.freebsd.org/doc/handbook/security-resourcelimits.html#users-limiting" text:style-name="Internet_20_link" text:visited-style-name="Visited_20_Internet_20_Link">Section 13.13.1, “Configuring Login Classes”</text:a>.</text:p>
      <text:p text:style-name="P3">Password change time</text:p>
      <text:p text:style-name="P2">By default, passwords do not expire. However, password expiration can be enabled on a per-user basis, forcing some or all users to change their passwords after a certain amount of time has elapsed.</text:p>
      <text:p text:style-name="P3">Account expiration time</text:p>
      <text:p text:style-name="P2">By default, FreeBSD does not expire accounts. When creating accounts that need a limited lifespan, such as student accounts in a school, specify the account expiry date using <text:a xlink:type="simple" xlink:href="https://www.FreeBSD.org/cgi/man.cgi?query=pw&amp;sektion=8&amp;manpath=freebsd-release-ports" text:style-name="Internet_20_link" text:visited-style-name="Visited_20_Internet_20_Link">pw(8)</text:a>. After the expiry time has elapsed, the account cannot be used to log in to the system, although the account's directories and files will remain.</text:p>
      <text:p text:style-name="P3">User's full name</text:p>
      <text:p text:style-name="P2">The user name uniquely identifies the account to FreeBSD, but does not necessarily reflect the user's real name. Similar to a comment, this information can contain spaces, uppercase characters, and be more than 8 characters long.</text:p>
      <text:p text:style-name="P3">Home directory</text:p>
      <text:p text:style-name="P2"><text:soft-page-break/>The home directory is the full path to a directory on the system. This is the user's starting directory when the user logs in. A common convention is to put all user home directories under <text:span text:style-name="Emphasis"><text:span text:style-name="Source_20_Text">/home/username</text:span></text:span> or <text:span text:style-name="Emphasis"><text:span text:style-name="Source_20_Text">/usr/home/username</text:span></text:span>. Each user stores their personal files and subdirectories in their own home directory.</text:p>
      <text:p text:style-name="P3">User shell</text:p>
      <text:p text:style-name="P2">The shell provides the user's default environment for interacting with the system. There are many different kinds of shells and experienced users will have their own preferences, which can be reflected in their account settings.</text:p>
      <text:h text:style-name="Heading_20_4" text:outline-level="4"><text:bookmark text:name="users-superuser"/>3.3.1.3. The Superuser Account</text:h>
      <text:p text:style-name="Text_20_body"><text:bookmark text:name="idp60163272"/>The superuser account, usually called <text:span text:style-name="Source_20_Text">root</text:span>, is used to manage the system with no limitations on privileges. For this reason, it should not be used for day-to-day tasks like sending and receiving mail, general exploration of the system, or programming.</text:p>
      <text:p text:style-name="Text_20_body">The superuser, unlike other user accounts, can operate without limits, and misuse of the superuser account may result in spectacular disasters. User accounts are unable to destroy the operating system by mistake, so it is recommended to login as a user account and to only become the superuser when a command requires extra privilege.</text:p>
      <text:p text:style-name="Text_20_body">Always double and triple-check any commands issued as the superuser, since an extra space or missing character can mean irreparable data loss.</text:p>
      <text:p text:style-name="Text_20_body">There are several ways to gain superuser privilege. While one can log in as <text:span text:style-name="Source_20_Text">root</text:span>, this is highly discouraged.</text:p>
      <text:p text:style-name="Text_20_body">Instead, use <text:a xlink:type="simple" xlink:href="https://www.FreeBSD.org/cgi/man.cgi?query=su&amp;sektion=1&amp;manpath=freebsd-release-ports" text:style-name="Internet_20_link" text:visited-style-name="Visited_20_Internet_20_Link">su(1)</text:a> to become the superuser. If <text:span text:style-name="Source_20_Text">-</text:span> is specified when running this command, the user will also inherit the root user's environment. The user running this command must be in the <text:span text:style-name="Source_20_Text">wheel</text:span> group or else the command will fail. The user must also know the password for the <text:span text:style-name="Source_20_Text">root</text:span> user account.</text:p>
      <text:p text:style-name="Text_20_body">In this example, the user only becomes superuser in order to run <text:span text:style-name="Source_20_Text">make install</text:span> as this step requires superuser privilege. Once the command completes, the user types <text:span text:style-name="Source_20_Text">exit</text:span> to leave the superuser account and return to the privilege of their user account.</text:p>
      <text:p text:style-name="Text_20_body"><text:bookmark text:name="idp60170696"/>Example 3.1. Install a Program As the Superuser</text:p>
      <text:p text:style-name="Preformatted_20_Text"><text:span text:style-name="Source_20_Text">%</text:span> <text:span text:style-name="Strong_20_Emphasis"><text:span text:style-name="Source_20_Text">configure</text:span></text:span></text:p>
      <text:p text:style-name="Preformatted_20_Text"><text:span text:style-name="Source_20_Text">%</text:span> <text:span text:style-name="Strong_20_Emphasis"><text:span text:style-name="Source_20_Text">make</text:span></text:span></text:p>
      <text:p text:style-name="Preformatted_20_Text"><text:span text:style-name="Source_20_Text">%</text:span> <text:span text:style-name="Strong_20_Emphasis"><text:span text:style-name="Source_20_Text">su -</text:span></text:span></text:p>
      <text:p text:style-name="Preformatted_20_Text">Password:</text:p>
      <text:p text:style-name="Preformatted_20_Text"><text:span text:style-name="Source_20_Text">#</text:span> <text:span text:style-name="Strong_20_Emphasis"><text:span text:style-name="Source_20_Text">make install</text:span></text:span></text:p>
      <text:p text:style-name="Preformatted_20_Text"><text:span text:style-name="Source_20_Text">#</text:span> <text:span text:style-name="Strong_20_Emphasis"><text:span text:style-name="Source_20_Text">exit</text:span></text:span></text:p>
      <text:p text:style-name="P4"><text:span text:style-name="Source_20_Text">%</text:span></text:p>
      <text:p text:style-name="Text_20_body"/>
      <text:p text:style-name="Text_20_body">The built-in <text:a xlink:type="simple" xlink:href="https://www.FreeBSD.org/cgi/man.cgi?query=su&amp;sektion=1&amp;manpath=freebsd-release-ports" text:style-name="Internet_20_link" text:visited-style-name="Visited_20_Internet_20_Link">su(1)</text:a> framework works well for single systems or small networks with just one system administrator. An alternative is to install the <text:a xlink:type="simple" xlink:href="https://www.freebsd.org/cgi/url.cgi?ports/security/sudo/pkg-descr" text:style-name="Internet_20_link" text:visited-style-name="Visited_20_Internet_20_Link">security/sudo</text:a> package or port. This <text:soft-page-break/>software provides activity logging and allows the administrator to configure which users can run which commands as the superuser.</text:p>
      <text:h text:style-name="Heading_20_3" text:outline-level="3"><text:bookmark text:name="users-modifying"/>3.3.2. Managing Accounts</text:h>
      <text:p text:style-name="Text_20_body"><text:bookmark text:name="idp60198856"/>FreeBSD provides a variety of different commands to manage user accounts. The most common commands are summarized in <text:a xlink:type="simple" xlink:href="https://www.freebsd.org/doc/handbook/users-synopsis.html#users-modifying-utilities" text:style-name="Internet_20_link" text:visited-style-name="Visited_20_Internet_20_Link">Table 3.1, “Utilities for Managing User Accounts”</text:a>, followed by some examples of their usage. See the manual page for each utility for more details and usage examples.</text:p>
      <text:p text:style-name="P1"><text:bookmark text:name="users-modifying-utilities"/>Table 3.1. Utilities for Managing User Accounts</text:p>
      <table:table table:name="Tabela1" table:style-name="Tabela1">
        <table:table-column table:style-name="Tabela1.A"/>
        <table:table-column table:style-name="Tabela1.B"/>
        <table:table-header-rows>
          <table:table-row>
            <table:table-cell table:style-name="Tabela1.A1" office:value-type="string">
              <text:p text:style-name="Table_20_Heading">Command</text:p>
            </table:table-cell>
            <table:table-cell table:style-name="Tabela1.A1" office:value-type="string">
              <text:p text:style-name="Table_20_Heading">Summary</text:p>
            </table:table-cell>
          </table:table-row>
        </table:table-header-rows>
        <table:table-row>
          <table:table-cell table:style-name="Tabela1.A1" office:value-type="string">
            <text:p text:style-name="Table_20_Contents"><text:a xlink:type="simple" xlink:href="https://www.FreeBSD.org/cgi/man.cgi?query=adduser&amp;sektion=8&amp;manpath=freebsd-release-ports" text:style-name="Internet_20_link" text:visited-style-name="Visited_20_Internet_20_Link">adduser(8)</text:a></text:p>
          </table:table-cell>
          <table:table-cell table:style-name="Tabela1.A1" office:value-type="string">
            <text:p text:style-name="Table_20_Contents">The recommended command-line application for adding new users.</text:p>
          </table:table-cell>
        </table:table-row>
        <table:table-row>
          <table:table-cell table:style-name="Tabela1.A1" office:value-type="string">
            <text:p text:style-name="Table_20_Contents"><text:a xlink:type="simple" xlink:href="https://www.FreeBSD.org/cgi/man.cgi?query=rmuser&amp;sektion=8&amp;manpath=freebsd-release-ports" text:style-name="Internet_20_link" text:visited-style-name="Visited_20_Internet_20_Link">rmuser(8)</text:a></text:p>
          </table:table-cell>
          <table:table-cell table:style-name="Tabela1.A1" office:value-type="string">
            <text:p text:style-name="Table_20_Contents">The recommended command-line application for removing users.</text:p>
          </table:table-cell>
        </table:table-row>
        <table:table-row>
          <table:table-cell table:style-name="Tabela1.A1" office:value-type="string">
            <text:p text:style-name="Table_20_Contents"><text:a xlink:type="simple" xlink:href="https://www.FreeBSD.org/cgi/man.cgi?query=chpass&amp;sektion=1&amp;manpath=freebsd-release-ports" text:style-name="Internet_20_link" text:visited-style-name="Visited_20_Internet_20_Link">chpass(1)</text:a></text:p>
          </table:table-cell>
          <table:table-cell table:style-name="Tabela1.A1" office:value-type="string">
            <text:p text:style-name="Table_20_Contents">A flexible tool for changing user database information.</text:p>
          </table:table-cell>
        </table:table-row>
        <table:table-row>
          <table:table-cell table:style-name="Tabela1.A1" office:value-type="string">
            <text:p text:style-name="Table_20_Contents"><text:a xlink:type="simple" xlink:href="https://www.FreeBSD.org/cgi/man.cgi?query=passwd&amp;sektion=1&amp;manpath=freebsd-release-ports" text:style-name="Internet_20_link" text:visited-style-name="Visited_20_Internet_20_Link">passwd(1)</text:a></text:p>
          </table:table-cell>
          <table:table-cell table:style-name="Tabela1.A1" office:value-type="string">
            <text:p text:style-name="Table_20_Contents">The command-line tool to change user passwords.</text:p>
          </table:table-cell>
        </table:table-row>
        <table:table-row>
          <table:table-cell table:style-name="Tabela1.A1" office:value-type="string">
            <text:p text:style-name="Table_20_Contents"><text:a xlink:type="simple" xlink:href="https://www.FreeBSD.org/cgi/man.cgi?query=pw&amp;sektion=8&amp;manpath=freebsd-release-ports" text:style-name="Internet_20_link" text:visited-style-name="Visited_20_Internet_20_Link">pw(8)</text:a></text:p>
          </table:table-cell>
          <table:table-cell table:style-name="Tabela1.A1" office:value-type="string">
            <text:p text:style-name="Table_20_Contents">A powerful and flexible tool for modifying all aspects of user accounts.</text:p>
          </table:table-cell>
        </table:table-row>
      </table:table>
      <text:p text:style-name="Text_20_body"/>
      <text:h text:style-name="Heading_20_4" text:outline-level="4"><text:bookmark text:name="users-adduser"/>3.3.2.1. <text:span text:style-name="Source_20_Text">adduser</text:span></text:h>
      <text:p text:style-name="Text_20_body"><text:bookmark text:name="idp60230984"/><text:bookmark text:name="idp60232136"/><text:bookmark text:name="idp60233032"/><text:bookmark text:name="idp60233928"/>The recommended program for adding new users is <text:a xlink:type="simple" xlink:href="https://www.FreeBSD.org/cgi/man.cgi?query=adduser&amp;sektion=8&amp;manpath=freebsd-release-ports" text:style-name="Internet_20_link" text:visited-style-name="Visited_20_Internet_20_Link">adduser(8)</text:a>. When a new user is added, this program automatically updates <text:span text:style-name="Source_20_Text">/etc/passwd</text:span> and <text:span text:style-name="Source_20_Text">/etc/group</text:span>. It also creates a home directory for the new user, copies in the default configuration files from <text:span text:style-name="Source_20_Text">/usr/share/skel</text:span>, and can optionally mail the new user a welcome message. This utility must be run as the superuser.</text:p>
      <text:p text:style-name="Text_20_body">The <text:a xlink:type="simple" xlink:href="https://www.FreeBSD.org/cgi/man.cgi?query=adduser&amp;sektion=8&amp;manpath=freebsd-release-ports" text:style-name="Internet_20_link" text:visited-style-name="Visited_20_Internet_20_Link">adduser(8)</text:a> utility is interactive and walks through the steps for creating a new user account. As seen in <text:a xlink:type="simple" xlink:href="https://www.freebsd.org/doc/handbook/users-synopsis.html#users-modifying-adduser" text:style-name="Internet_20_link" text:visited-style-name="Visited_20_Internet_20_Link">Example 3.2, “Adding a User on FreeBSD”</text:a>, either input the required information or press <text:span text:style-name="Strong_20_Emphasis">Return</text:span> to accept the default value shown in square brackets. In this example, the user has been invited into the <text:span text:style-name="Source_20_Text">wheel</text:span> group, allowing them to become the superuser with <text:a xlink:type="simple" xlink:href="https://www.FreeBSD.org/cgi/man.cgi?query=su&amp;sektion=1&amp;manpath=freebsd-release-ports" text:style-name="Internet_20_link" text:visited-style-name="Visited_20_Internet_20_Link">su(1)</text:a>. When finished, the utility will prompt to either create another user or to exit.</text:p>
      <text:p text:style-name="Text_20_body"><text:bookmark text:name="users-modifying-adduser"/>Example 3.2. Adding a User on FreeBSD</text:p>
      <text:p text:style-name="Preformatted_20_Text"><text:span text:style-name="Source_20_Text">#</text:span> <text:span text:style-name="Strong_20_Emphasis"><text:span text:style-name="Source_20_Text">adduser</text:span></text:span></text:p>
      <text:p text:style-name="Preformatted_20_Text">Username: <text:span text:style-name="Strong_20_Emphasis"><text:span text:style-name="Source_20_Text">jru</text:span></text:span></text:p>
      <text:p text:style-name="Preformatted_20_Text">Full name: <text:span text:style-name="Strong_20_Emphasis"><text:span text:style-name="Source_20_Text">J. Random User</text:span></text:span></text:p>
      <text:p text:style-name="Preformatted_20_Text">Uid (Leave empty for default):</text:p>
      <text:p text:style-name="Preformatted_20_Text">Login group [jru]:</text:p>
      <text:p text:style-name="Preformatted_20_Text">Login group is jru. Invite jru into other groups? []: <text:span text:style-name="Strong_20_Emphasis"><text:span text:style-name="Source_20_Text">wheel</text:span></text:span></text:p>
      <text:p text:style-name="Preformatted_20_Text">Login class [default]:</text:p>
      <text:p text:style-name="Preformatted_20_Text">Shell (sh csh tcsh zsh nologin) [sh]: <text:span text:style-name="Strong_20_Emphasis"><text:span text:style-name="Source_20_Text">zsh</text:span></text:span></text:p>
      <text:p text:style-name="Preformatted_20_Text">Home directory [/home/jru]:</text:p>
      <text:p text:style-name="Preformatted_20_Text">Home directory permissions (Leave empty for default):</text:p>
      <text:p text:style-name="Preformatted_20_Text">Use password-based authentication? [yes]:</text:p>
      <text:p text:style-name="Preformatted_20_Text">Use an empty password? (yes/no) [no]:</text:p>
      <text:p text:style-name="Preformatted_20_Text">Use a random password? (yes/no) [no]:</text:p>
      <text:p text:style-name="Preformatted_20_Text">Enter password:</text:p>
      <text:p text:style-name="Preformatted_20_Text">Enter password again:</text:p>
      <text:p text:style-name="Preformatted_20_Text">Lock out the account after creation? [no]:</text:p>
      <text:p text:style-name="Preformatted_20_Text">Username <text:s text:c="2"/>: jru</text:p>
      <text:p text:style-name="Preformatted_20_Text"><text:soft-page-break/>Password <text:s text:c="2"/>: ****</text:p>
      <text:p text:style-name="Preformatted_20_Text">Full Name <text:s/>: J. Random User</text:p>
      <text:p text:style-name="Preformatted_20_Text">Uid <text:s text:c="7"/>: 1001</text:p>
      <text:p text:style-name="Preformatted_20_Text">Class <text:s text:c="5"/>:</text:p>
      <text:p text:style-name="Preformatted_20_Text">Groups <text:s text:c="4"/>: jru wheel</text:p>
      <text:p text:style-name="Preformatted_20_Text">Home <text:s text:c="6"/>: /home/jru</text:p>
      <text:p text:style-name="Preformatted_20_Text">Shell <text:s text:c="5"/>: /usr/local/bin/zsh</text:p>
      <text:p text:style-name="Preformatted_20_Text">Locked <text:s text:c="4"/>: no</text:p>
      <text:p text:style-name="Preformatted_20_Text">OK? (yes/no): <text:span text:style-name="Strong_20_Emphasis"><text:span text:style-name="Source_20_Text">yes</text:span></text:span></text:p>
      <text:p text:style-name="Preformatted_20_Text">adduser: INFO: Successfully added (jru) to the user database.</text:p>
      <text:p text:style-name="Preformatted_20_Text">Add another user? (yes/no): <text:span text:style-name="Strong_20_Emphasis"><text:span text:style-name="Source_20_Text">no</text:span></text:span></text:p>
      <text:p text:style-name="Preformatted_20_Text">Goodbye!</text:p>
      <text:p text:style-name="P4"><text:span text:style-name="Source_20_Text">#</text:span></text:p>
      <text:p text:style-name="Text_20_body"/>
      <text:h text:style-name="Heading_20_3" text:outline-level="3">Note: </text:h>
      <text:p text:style-name="Text_20_body">Since the password is not echoed when typed, be careful to not mistype the password when creating the user account.</text:p>
      <text:h text:style-name="Heading_20_4" text:outline-level="4"><text:bookmark text:name="users-rmuser"/>3.3.2.2. <text:span text:style-name="Source_20_Text">rmuser</text:span></text:h>
      <text:p text:style-name="Text_20_body"><text:bookmark text:name="idp60254920"/><text:bookmark text:name="idp60255816"/>To completely remove a user from the system, run <text:a xlink:type="simple" xlink:href="https://www.FreeBSD.org/cgi/man.cgi?query=rmuser&amp;sektion=8&amp;manpath=freebsd-release-ports" text:style-name="Internet_20_link" text:visited-style-name="Visited_20_Internet_20_Link">rmuser(8)</text:a> as the superuser. This command performs the following steps:</text:p>
      <text:list xml:id="list1890879628093450514" text:style-name="L2">
        <text:list-item>
          <text:p text:style-name="P10">Removes the user's <text:a xlink:type="simple" xlink:href="https://www.FreeBSD.org/cgi/man.cgi?query=crontab&amp;sektion=1&amp;manpath=freebsd-release-ports" text:style-name="Internet_20_link" text:visited-style-name="Visited_20_Internet_20_Link">crontab(1)</text:a> entry, if one exists.</text:p>
        </text:list-item>
        <text:list-item>
          <text:p text:style-name="P10">Removes any <text:a xlink:type="simple" xlink:href="https://www.FreeBSD.org/cgi/man.cgi?query=at&amp;sektion=1&amp;manpath=freebsd-release-ports" text:style-name="Internet_20_link" text:visited-style-name="Visited_20_Internet_20_Link">at(1)</text:a> jobs belonging to the user.</text:p>
        </text:list-item>
        <text:list-item>
          <text:p text:style-name="P10">Kills all processes owned by the user.</text:p>
        </text:list-item>
        <text:list-item>
          <text:p text:style-name="P10">Removes the user from the system's local password file.</text:p>
        </text:list-item>
        <text:list-item>
          <text:p text:style-name="P10">Optionally removes the user's home directory, if it is owned by the user.</text:p>
        </text:list-item>
        <text:list-item>
          <text:p text:style-name="P10">Removes the incoming mail files belonging to the user from <text:span text:style-name="Source_20_Text">/var/mail</text:span>.</text:p>
        </text:list-item>
        <text:list-item>
          <text:p text:style-name="P10">Removes all files owned by the user from temporary file storage areas such as <text:span text:style-name="Source_20_Text">/tmp</text:span>.</text:p>
        </text:list-item>
        <text:list-item>
          <text:p text:style-name="P10">Finally, removes the username from all groups to which it belongs in <text:span text:style-name="Source_20_Text">/etc/group</text:span>. If a group becomes empty and the group name is the same as the username, the group is removed. This complements the per-user unique groups created by <text:a xlink:type="simple" xlink:href="https://www.FreeBSD.org/cgi/man.cgi?query=adduser&amp;sektion=8&amp;manpath=freebsd-release-ports" text:style-name="Internet_20_link" text:visited-style-name="Visited_20_Internet_20_Link">adduser(8)</text:a>.</text:p>
        </text:list-item>
      </text:list>
      <text:p text:style-name="Text_20_body"><text:a xlink:type="simple" xlink:href="https://www.FreeBSD.org/cgi/man.cgi?query=rmuser&amp;sektion=8&amp;manpath=freebsd-release-ports" text:style-name="Internet_20_link" text:visited-style-name="Visited_20_Internet_20_Link">rmuser(8)</text:a> cannot be used to remove superuser accounts since that is almost always an indication of massive destruction.</text:p>
      <text:p text:style-name="Text_20_body">By default, an interactive mode is used, as shown in the following example.</text:p>
      <text:p text:style-name="Text_20_body"><text:bookmark text:name="idp60281928"/>Example 3.3. <text:span text:style-name="Source_20_Text">rmuser</text:span> Interactive Account Removal</text:p>
      <text:p text:style-name="Preformatted_20_Text"><text:span text:style-name="Source_20_Text">#</text:span> <text:span text:style-name="Strong_20_Emphasis"><text:span text:style-name="Source_20_Text">rmuser jru</text:span></text:span></text:p>
      <text:p text:style-name="Preformatted_20_Text">Matching password entry:</text:p>
      <text:p text:style-name="Preformatted_20_Text">jru:*:1001:1001::0:0:J. Random User:/home/jru:/usr/local/bin/zsh</text:p>
      <text:p text:style-name="Preformatted_20_Text">Is this the entry you wish to remove? <text:span text:style-name="Strong_20_Emphasis"><text:span text:style-name="Source_20_Text">y</text:span></text:span></text:p>
      <text:p text:style-name="Preformatted_20_Text">Remove user's home directory (/home/jru)? <text:span text:style-name="Strong_20_Emphasis"><text:span text:style-name="Source_20_Text">y</text:span></text:span></text:p>
      <text:p text:style-name="Preformatted_20_Text"><text:soft-page-break/>Removing user (jru): mailspool home passwd.</text:p>
      <text:p text:style-name="P4"><text:span text:style-name="Source_20_Text">#</text:span></text:p>
      <text:p text:style-name="Text_20_body"/>
      <text:h text:style-name="Heading_20_4" text:outline-level="4"><text:bookmark text:name="users-chpass"/>3.3.2.3. <text:span text:style-name="Source_20_Text">chpass</text:span></text:h>
      <text:p text:style-name="Text_20_body"><text:bookmark text:name="idp60286024"/>Any user can use <text:a xlink:type="simple" xlink:href="https://www.FreeBSD.org/cgi/man.cgi?query=chpass&amp;sektion=1&amp;manpath=freebsd-release-ports" text:style-name="Internet_20_link" text:visited-style-name="Visited_20_Internet_20_Link">chpass(1)</text:a> to change their default shell and personal information associated with their user account. The superuser can use this utility to change additional account information for any user.</text:p>
      <text:p text:style-name="Text_20_body">When passed no options, aside from an optional username, <text:a xlink:type="simple" xlink:href="https://www.FreeBSD.org/cgi/man.cgi?query=chpass&amp;sektion=1&amp;manpath=freebsd-release-ports" text:style-name="Internet_20_link" text:visited-style-name="Visited_20_Internet_20_Link">chpass(1)</text:a> displays an editor containing user information. When the user exits from the editor, the user database is updated with the new information.</text:p>
      <text:h text:style-name="Heading_20_3" text:outline-level="3">Note: </text:h>
      <text:p text:style-name="Text_20_body">This utility will prompt for the user's password when exiting the editor, unless the utility is run as the superuser.</text:p>
      <text:p text:style-name="Text_20_body">In <text:a xlink:type="simple" xlink:href="https://www.freebsd.org/doc/handbook/users-synopsis.html#users-modifying-chpass-su" text:style-name="Internet_20_link" text:visited-style-name="Visited_20_Internet_20_Link">Example 3.4, “Using </text:a><text:a xlink:type="simple" xlink:href="https://www.freebsd.org/doc/handbook/users-synopsis.html#users-modifying-chpass-su" text:style-name="Internet_20_link" text:visited-style-name="Visited_20_Internet_20_Link"><text:span text:style-name="Source_20_Text">chpass</text:span></text:a><text:a xlink:type="simple" xlink:href="https://www.freebsd.org/doc/handbook/users-synopsis.html#users-modifying-chpass-su" text:style-name="Internet_20_link" text:visited-style-name="Visited_20_Internet_20_Link"> as Superuser”</text:a>, the superuser has typed <text:span text:style-name="Source_20_Text">chpass jru</text:span> and is now viewing the fields that can be changed for this user. If <text:span text:style-name="Source_20_Text">jru</text:span> runs this command instead, only the last six fields will be displayed and available for editing. This is shown in <text:a xlink:type="simple" xlink:href="https://www.freebsd.org/doc/handbook/users-synopsis.html#users-modifying-chpass-ru" text:style-name="Internet_20_link" text:visited-style-name="Visited_20_Internet_20_Link">Example 3.5, “Using </text:a><text:a xlink:type="simple" xlink:href="https://www.freebsd.org/doc/handbook/users-synopsis.html#users-modifying-chpass-ru" text:style-name="Internet_20_link" text:visited-style-name="Visited_20_Internet_20_Link"><text:span text:style-name="Source_20_Text">chpass</text:span></text:a><text:a xlink:type="simple" xlink:href="https://www.freebsd.org/doc/handbook/users-synopsis.html#users-modifying-chpass-ru" text:style-name="Internet_20_link" text:visited-style-name="Visited_20_Internet_20_Link"> as Regular User”</text:a>.</text:p>
      <text:p text:style-name="Text_20_body"><text:bookmark text:name="users-modifying-chpass-su"/>Example 3.4. Using <text:span text:style-name="Source_20_Text">chpass</text:span> as Superuser</text:p>
      <text:p text:style-name="Preformatted_20_Text">#Changing user database information for jru.</text:p>
      <text:p text:style-name="Preformatted_20_Text">Login: jru</text:p>
      <text:p text:style-name="Preformatted_20_Text">Password: *</text:p>
      <text:p text:style-name="Preformatted_20_Text">Uid [#]: 1001</text:p>
      <text:p text:style-name="Preformatted_20_Text">Gid [# or name]: 1001</text:p>
      <text:p text:style-name="Preformatted_20_Text">Change [month day year]:</text:p>
      <text:p text:style-name="Preformatted_20_Text">Expire [month day year]:</text:p>
      <text:p text:style-name="Preformatted_20_Text">Class:</text:p>
      <text:p text:style-name="Preformatted_20_Text">Home directory: /home/jru</text:p>
      <text:p text:style-name="Preformatted_20_Text">Shell: /usr/local/bin/zsh</text:p>
      <text:p text:style-name="Preformatted_20_Text">Full Name: J. Random User</text:p>
      <text:p text:style-name="Preformatted_20_Text">Office Location:</text:p>
      <text:p text:style-name="Preformatted_20_Text">Office Phone:</text:p>
      <text:p text:style-name="Preformatted_20_Text">Home Phone:</text:p>
      <text:p text:style-name="P4">Other information:</text:p>
      <text:p text:style-name="P1"/>
      <text:p text:style-name="Text_20_body"><text:bookmark text:name="users-modifying-chpass-ru"/>Example 3.5. Using <text:span text:style-name="Source_20_Text">chpass</text:span> as Regular User</text:p>
      <text:p text:style-name="Preformatted_20_Text">#Changing user database information for jru.</text:p>
      <text:p text:style-name="Preformatted_20_Text">Shell: /usr/local/bin/zsh</text:p>
      <text:p text:style-name="Preformatted_20_Text">Full Name: J. Random User</text:p>
      <text:p text:style-name="Preformatted_20_Text">Office Location:</text:p>
      <text:p text:style-name="Preformatted_20_Text">Office Phone:</text:p>
      <text:p text:style-name="Preformatted_20_Text">Home Phone:</text:p>
      <text:p text:style-name="P4">Other information:</text:p>
      <text:p text:style-name="Text_20_body"/>
      <text:h text:style-name="Heading_20_3" text:outline-level="3"><text:soft-page-break/>Note: </text:h>
      <text:p text:style-name="Text_20_body">The commands <text:a xlink:type="simple" xlink:href="https://www.FreeBSD.org/cgi/man.cgi?query=chfn&amp;sektion=1&amp;manpath=freebsd-release-ports" text:style-name="Internet_20_link" text:visited-style-name="Visited_20_Internet_20_Link">chfn(1)</text:a> and <text:a xlink:type="simple" xlink:href="https://www.FreeBSD.org/cgi/man.cgi?query=chsh&amp;sektion=1&amp;manpath=freebsd-release-ports" text:style-name="Internet_20_link" text:visited-style-name="Visited_20_Internet_20_Link">chsh(1)</text:a> are links to <text:a xlink:type="simple" xlink:href="https://www.FreeBSD.org/cgi/man.cgi?query=chpass&amp;sektion=1&amp;manpath=freebsd-release-ports" text:style-name="Internet_20_link" text:visited-style-name="Visited_20_Internet_20_Link">chpass(1)</text:a>, as are <text:a xlink:type="simple" xlink:href="https://www.FreeBSD.org/cgi/man.cgi?query=ypchpass&amp;sektion=1&amp;manpath=freebsd-release-ports" text:style-name="Internet_20_link" text:visited-style-name="Visited_20_Internet_20_Link">ypchpass(1)</text:a>, <text:a xlink:type="simple" xlink:href="https://www.FreeBSD.org/cgi/man.cgi?query=ypchfn&amp;sektion=1&amp;manpath=freebsd-release-ports" text:style-name="Internet_20_link" text:visited-style-name="Visited_20_Internet_20_Link">ypchfn(1)</text:a>, and <text:a xlink:type="simple" xlink:href="https://www.FreeBSD.org/cgi/man.cgi?query=ypchsh&amp;sektion=1&amp;manpath=freebsd-release-ports" text:style-name="Internet_20_link" text:visited-style-name="Visited_20_Internet_20_Link">ypchsh(1)</text:a>. Since <text:span text:style-name="acronym">NIS</text:span> support is automatic, specifying the <text:span text:style-name="Source_20_Text">yp</text:span> before the command is not necessary. How to configure NIS is covered in <text:a xlink:type="simple" xlink:href="https://www.freebsd.org/doc/handbook/network-servers.html" text:style-name="Internet_20_link" text:visited-style-name="Visited_20_Internet_20_Link">Chapter 28, </text:a><text:a xlink:type="simple" xlink:href="https://www.freebsd.org/doc/handbook/network-servers.html" text:style-name="Internet_20_link" text:visited-style-name="Visited_20_Internet_20_Link"><text:span text:style-name="Emphasis">Network Servers</text:span></text:a>.</text:p>
      <text:h text:style-name="Heading_20_4" text:outline-level="4"><text:bookmark text:name="users-passwd"/>3.3.2.4. <text:span text:style-name="Source_20_Text">passwd</text:span></text:h>
      <text:p text:style-name="Text_20_body"><text:bookmark text:name="idp60307272"/><text:bookmark text:name="idp60312264"/>Any user can easily change their password using <text:a xlink:type="simple" xlink:href="https://www.FreeBSD.org/cgi/man.cgi?query=passwd&amp;sektion=1&amp;manpath=freebsd-release-ports" text:style-name="Internet_20_link" text:visited-style-name="Visited_20_Internet_20_Link">passwd(1)</text:a>. To prevent accidental or unauthorized changes, this command will prompt for the user's original password before a new password can be set:</text:p>
      <text:p text:style-name="Text_20_body"><text:bookmark text:name="idp60314568"/>Example 3.6. Changing Your Password</text:p>
      <text:p text:style-name="Preformatted_20_Text"><text:span text:style-name="Source_20_Text">%</text:span> <text:span text:style-name="Strong_20_Emphasis"><text:span text:style-name="Source_20_Text">passwd</text:span></text:span></text:p>
      <text:p text:style-name="Preformatted_20_Text">Changing local password for jru.</text:p>
      <text:p text:style-name="Preformatted_20_Text">Old password:</text:p>
      <text:p text:style-name="Preformatted_20_Text">New password:</text:p>
      <text:p text:style-name="Preformatted_20_Text">Retype new password:</text:p>
      <text:p text:style-name="Preformatted_20_Text">passwd: updating the database...</text:p>
      <text:p text:style-name="P4">passwd: done</text:p>
      <text:p text:style-name="Text_20_body"/>
      <text:p text:style-name="Text_20_body">The superuser can change any user's password by specifying the username when running <text:a xlink:type="simple" xlink:href="https://www.FreeBSD.org/cgi/man.cgi?query=passwd&amp;sektion=1&amp;manpath=freebsd-release-ports" text:style-name="Internet_20_link" text:visited-style-name="Visited_20_Internet_20_Link">passwd(1)</text:a>. When this utility is run as the superuser, it will not prompt for the user's current password. This allows the password to be changed when a user cannot remember the original password.</text:p>
      <text:p text:style-name="Text_20_body"><text:bookmark text:name="idp60329800"/>Example 3.7. Changing Another User's Password as the Superuser</text:p>
      <text:p text:style-name="Preformatted_20_Text"><text:span text:style-name="Source_20_Text">#</text:span> <text:span text:style-name="Strong_20_Emphasis"><text:span text:style-name="Source_20_Text">passwd jru</text:span></text:span></text:p>
      <text:p text:style-name="Preformatted_20_Text">Changing local password for jru.</text:p>
      <text:p text:style-name="Preformatted_20_Text">New password:</text:p>
      <text:p text:style-name="Preformatted_20_Text">Retype new password:</text:p>
      <text:p text:style-name="Preformatted_20_Text">passwd: updating the database...</text:p>
      <text:p text:style-name="P4">passwd: done</text:p>
      <text:p text:style-name="Text_20_body"/>
      <text:h text:style-name="Heading_20_3" text:outline-level="3">Note: </text:h>
      <text:p text:style-name="Text_20_body">As with <text:a xlink:type="simple" xlink:href="https://www.FreeBSD.org/cgi/man.cgi?query=chpass&amp;sektion=1&amp;manpath=freebsd-release-ports" text:style-name="Internet_20_link" text:visited-style-name="Visited_20_Internet_20_Link">chpass(1)</text:a>, <text:a xlink:type="simple" xlink:href="https://www.FreeBSD.org/cgi/man.cgi?query=yppasswd&amp;sektion=1&amp;manpath=freebsd-release-ports" text:style-name="Internet_20_link" text:visited-style-name="Visited_20_Internet_20_Link">yppasswd(1)</text:a> is a link to <text:a xlink:type="simple" xlink:href="https://www.FreeBSD.org/cgi/man.cgi?query=passwd&amp;sektion=1&amp;manpath=freebsd-release-ports" text:style-name="Internet_20_link" text:visited-style-name="Visited_20_Internet_20_Link">passwd(1)</text:a>, so <text:span text:style-name="acronym">NIS</text:span> works with either command.</text:p>
      <text:h text:style-name="Heading_20_4" text:outline-level="4"><text:bookmark text:name="users-pw"/>3.3.2.5. <text:span text:style-name="Source_20_Text">pw</text:span></text:h>
      <text:p text:style-name="Text_20_body"><text:bookmark text:name="idp60368968"/>The <text:a xlink:type="simple" xlink:href="https://www.FreeBSD.org/cgi/man.cgi?query=pw&amp;sektion=8&amp;manpath=freebsd-release-ports" text:style-name="Internet_20_link" text:visited-style-name="Visited_20_Internet_20_Link">pw(8)</text:a> utility can create, remove, modify, and display users and groups. It functions as a front end to the system user and group files. <text:a xlink:type="simple" xlink:href="https://www.FreeBSD.org/cgi/man.cgi?query=pw&amp;sektion=8&amp;manpath=freebsd-release-ports" text:style-name="Internet_20_link" text:visited-style-name="Visited_20_Internet_20_Link">pw(8)</text:a> has a very powerful set of command line options that make it suitable for use in shell scripts, but new users may find it more complicated than the other commands presented in this section.</text:p>
      <text:h text:style-name="Heading_20_3" text:outline-level="3"><text:bookmark text:name="users-groups"/>3.3.3. Managing Groups</text:h>
      <text:p text:style-name="Text_20_body"><text:bookmark text:name="idp60372808"/><text:bookmark text:name="idp60377672"/><text:bookmark text:name="idp60378568"/>A group is a list of users. A group is identified by its group name and <text:span text:style-name="acronym">GID</text:span>. In FreeBSD, the kernel uses the <text:span text:style-name="acronym">UID</text:span> of a process, and the list of groups it belongs to, to determine what <text:soft-page-break/>the process is allowed to do. Most of the time, the <text:span text:style-name="acronym">GID</text:span> of a user or process usually means the first group in the list.</text:p>
      <text:p text:style-name="Text_20_body">The group name to <text:span text:style-name="acronym">GID</text:span> mapping is listed in <text:span text:style-name="Source_20_Text">/etc/group</text:span>. This is a plain text file with four colon-delimited fields. The first field is the group name, the second is the encrypted password, the third the <text:span text:style-name="acronym">GID</text:span>, and the fourth the comma-delimited list of members. For a more complete description of the syntax, refer to <text:a xlink:type="simple" xlink:href="https://www.FreeBSD.org/cgi/man.cgi?query=group&amp;sektion=5&amp;manpath=freebsd-release-ports" text:style-name="Internet_20_link" text:visited-style-name="Visited_20_Internet_20_Link">group(5)</text:a>.</text:p>
      <text:p text:style-name="Text_20_body">The superuser can modify <text:span text:style-name="Source_20_Text">/etc/group</text:span> using a text editor. Alternatively, <text:a xlink:type="simple" xlink:href="https://www.FreeBSD.org/cgi/man.cgi?query=pw&amp;sektion=8&amp;manpath=freebsd-release-ports" text:style-name="Internet_20_link" text:visited-style-name="Visited_20_Internet_20_Link">pw(8)</text:a> can be used to add and edit groups. For example, to add a group called <text:span text:style-name="Source_20_Text">teamtwo</text:span> and then confirm that it exists:</text:p>
      <text:p text:style-name="Text_20_body"><text:bookmark text:name="idp60385864"/>Example 3.8. Adding a Group Using <text:a xlink:type="simple" xlink:href="https://www.FreeBSD.org/cgi/man.cgi?query=pw&amp;sektion=8&amp;manpath=freebsd-release-ports" text:style-name="Internet_20_link" text:visited-style-name="Visited_20_Internet_20_Link">pw(8)</text:a></text:p>
      <text:p text:style-name="Preformatted_20_Text"><text:span text:style-name="Source_20_Text">#</text:span> <text:span text:style-name="Strong_20_Emphasis"><text:span text:style-name="Source_20_Text">pw groupadd teamtwo</text:span></text:span></text:p>
      <text:p text:style-name="Preformatted_20_Text"><text:span text:style-name="Source_20_Text">#</text:span> <text:span text:style-name="Strong_20_Emphasis"><text:span text:style-name="Source_20_Text">pw groupshow teamtwo</text:span></text:span></text:p>
      <text:p text:style-name="P4">teamtwo:*:1100:</text:p>
      <text:p text:style-name="Text_20_body"/>
      <text:p text:style-name="Text_20_body">In this example, <text:span text:style-name="Source_20_Text">1100</text:span> is the <text:span text:style-name="acronym">GID</text:span> of <text:span text:style-name="Source_20_Text">teamtwo</text:span>. Right now, <text:span text:style-name="Source_20_Text">teamtwo</text:span> has no members. This command will add <text:span text:style-name="Source_20_Text">jru</text:span> as a member of <text:span text:style-name="Source_20_Text">teamtwo</text:span>.</text:p>
      <text:p text:style-name="Text_20_body"><text:bookmark text:name="idp60396360"/>Example 3.9. Adding User Accounts to a New Group Using <text:a xlink:type="simple" xlink:href="https://www.FreeBSD.org/cgi/man.cgi?query=pw&amp;sektion=8&amp;manpath=freebsd-release-ports" text:style-name="Internet_20_link" text:visited-style-name="Visited_20_Internet_20_Link">pw(8)</text:a></text:p>
      <text:p text:style-name="Preformatted_20_Text"><text:span text:style-name="Source_20_Text">#</text:span> <text:span text:style-name="Strong_20_Emphasis"><text:span text:style-name="Source_20_Text">pw groupmod teamtwo -M jru</text:span></text:span></text:p>
      <text:p text:style-name="Preformatted_20_Text"><text:span text:style-name="Source_20_Text">#</text:span> <text:span text:style-name="Strong_20_Emphasis"><text:span text:style-name="Source_20_Text">pw groupshow teamtwo</text:span></text:span></text:p>
      <text:p text:style-name="P4">teamtwo:*:1100:jru</text:p>
      <text:p text:style-name="Text_20_body"/>
      <text:p text:style-name="Text_20_body">The argument to <text:span text:style-name="Source_20_Text">-M</text:span> is a comma-delimited list of users to be added to a new (empty) group or to replace the members of an existing group. To the user, this group membership is different from (and in addition to) the user's primary group listed in the password file. This means that the user will not show up as a member when using <text:span text:style-name="Source_20_Text">groupshow</text:span> with <text:a xlink:type="simple" xlink:href="https://www.FreeBSD.org/cgi/man.cgi?query=pw&amp;sektion=8&amp;manpath=freebsd-release-ports" text:style-name="Internet_20_link" text:visited-style-name="Visited_20_Internet_20_Link">pw(8)</text:a>, but will show up when the information is queried via <text:a xlink:type="simple" xlink:href="https://www.FreeBSD.org/cgi/man.cgi?query=id&amp;sektion=1&amp;manpath=freebsd-release-ports" text:style-name="Internet_20_link" text:visited-style-name="Visited_20_Internet_20_Link">id(1)</text:a> or a similar tool. When <text:a xlink:type="simple" xlink:href="https://www.FreeBSD.org/cgi/man.cgi?query=pw&amp;sektion=8&amp;manpath=freebsd-release-ports" text:style-name="Internet_20_link" text:visited-style-name="Visited_20_Internet_20_Link">pw(8)</text:a> is used to add a user to a group, it only manipulates <text:span text:style-name="Source_20_Text">/etc/group</text:span> and does not attempt to read additional data from <text:span text:style-name="Source_20_Text">/etc/passwd</text:span>.</text:p>
      <text:p text:style-name="Text_20_body"><text:bookmark text:name="idp60403784"/>Example 3.10. Adding a New Member to a Group Using <text:a xlink:type="simple" xlink:href="https://www.FreeBSD.org/cgi/man.cgi?query=pw&amp;sektion=8&amp;manpath=freebsd-release-ports" text:style-name="Internet_20_link" text:visited-style-name="Visited_20_Internet_20_Link">pw(8)</text:a></text:p>
      <text:p text:style-name="Preformatted_20_Text"><text:span text:style-name="Source_20_Text">#</text:span> <text:span text:style-name="Strong_20_Emphasis"><text:span text:style-name="Source_20_Text">pw groupmod teamtwo -m db</text:span></text:span></text:p>
      <text:p text:style-name="Preformatted_20_Text"><text:span text:style-name="Source_20_Text">#</text:span> <text:span text:style-name="Strong_20_Emphasis"><text:span text:style-name="Source_20_Text">pw groupshow teamtwo</text:span></text:span></text:p>
      <text:p text:style-name="P4">teamtwo:*:1100:jru,db</text:p>
      <text:p text:style-name="Text_20_body"/>
      <text:p text:style-name="Text_20_body">In this example, the argument to <text:span text:style-name="Source_20_Text">-m</text:span> is a comma-delimited list of users who are to be added to the group. Unlike the previous example, these users are appended to the group and do not replace existing users in the group.</text:p>
      <text:p text:style-name="Text_20_body"><text:bookmark text:name="idp60407752"/>Example 3.11. Using <text:a xlink:type="simple" xlink:href="https://www.FreeBSD.org/cgi/man.cgi?query=id&amp;sektion=1&amp;manpath=freebsd-release-ports" text:style-name="Internet_20_link" text:visited-style-name="Visited_20_Internet_20_Link">id(1)</text:a> to Determine Group Membership</text:p>
      <text:p text:style-name="Preformatted_20_Text"><text:span text:style-name="Source_20_Text">%</text:span> <text:span text:style-name="Strong_20_Emphasis"><text:span text:style-name="Source_20_Text">id jru</text:span></text:span></text:p>
      <text:p text:style-name="P4"><text:soft-page-break/>uid=1001(jru) gid=1001(jru) groups=1001(jru), 1100(teamtwo)</text:p>
      <text:p text:style-name="Text_20_body"/>
      <text:p text:style-name="Text_20_body">In this example, <text:span text:style-name="Source_20_Text">jru</text:span> is a member of the groups <text:span text:style-name="Source_20_Text">jru</text:span> and <text:span text:style-name="Source_20_Text">teamtwo</text:span>.</text:p>
      <text:p text:style-name="Text_20_body">For more information about this command and the format of <text:span text:style-name="Source_20_Text">/etc/group</text:span>, refer to <text:a xlink:type="simple" xlink:href="https://www.FreeBSD.org/cgi/man.cgi?query=pw&amp;sektion=8&amp;manpath=freebsd-release-ports" text:style-name="Internet_20_link" text:visited-style-name="Visited_20_Internet_20_Link">pw(8)</text:a> and <text:a xlink:type="simple" xlink:href="https://www.FreeBSD.org/cgi/man.cgi?query=group&amp;sektion=5&amp;manpath=freebsd-release-ports" text:style-name="Internet_20_link" text:visited-style-name="Visited_20_Internet_20_Link">group(5)</text:a>.</text:p>
      <text:p text:style-name="Standard"/>
      <text:p text:style-name="Standard"/>
      <text:h text:style-name="Heading_20_2" text:outline-level="2">Adding A User with Root Privileges</text:h>
      <text:p text:style-name="Text_20_body">If you did not create any users when you installed the system and are thus logged in as <text:span text:style-name="Source_20_Text">root</text:span>, you should probably create a user now with</text:p>
      <text:p text:style-name="P4"><text:span text:style-name="Source_20_Text">#</text:span> <text:span text:style-name="Strong_20_Emphasis"><text:span text:style-name="Source_20_Text">adduser</text:span></text:span></text:p>
      <text:p text:style-name="Text_20_body">The first time you use <text:span text:style-name="Source_20_Text">adduser</text:span>, it might ask for some defaults to save. You might want to make the default shell <text:a xlink:type="simple" xlink:href="https://www.FreeBSD.org/cgi/man.cgi?query=csh&amp;sektion=1&amp;manpath=freebsd-release-ports" text:style-name="Internet_20_link" text:visited-style-name="Visited_20_Internet_20_Link">csh(1)</text:a> instead of <text:a xlink:type="simple" xlink:href="https://www.FreeBSD.org/cgi/man.cgi?query=sh&amp;sektion=1&amp;manpath=freebsd-release-ports" text:style-name="Internet_20_link" text:visited-style-name="Visited_20_Internet_20_Link">sh(1)</text:a>, if it suggests <text:span text:style-name="Source_20_Text">sh</text:span> as the default. Otherwise just press enter to accept each default. These defaults are saved in <text:span text:style-name="Source_20_Text">/etc/adduser.conf</text:span>, an editable file.</text:p>
      <text:p text:style-name="Text_20_body">Suppose you create a user <text:span text:style-name="Source_20_Text">jack</text:span> with full name <text:span text:style-name="Emphasis">Jack Benimble</text:span>. Give <text:span text:style-name="Source_20_Text">jack</text:span> a password if security (even kids around who might pound on the keyboard) is an issue. When it asks you if you want to invite <text:span text:style-name="Source_20_Text">jack</text:span> into other groups, type <text:span text:style-name="Source_20_Text">wheel</text:span></text:p>
      <text:p text:style-name="P4">Login group is ``jack''. Invite jack into other groups: <text:span text:style-name="Strong_20_Emphasis"><text:span text:style-name="Source_20_Text">wheel</text:span></text:span></text:p>
      <text:p text:style-name="Text_20_body">This will make it possible to log in as <text:span text:style-name="Source_20_Text">jack</text:span> and use the <text:a xlink:type="simple" xlink:href="https://www.FreeBSD.org/cgi/man.cgi?query=su&amp;sektion=1&amp;manpath=freebsd-release-ports" text:style-name="Internet_20_link" text:visited-style-name="Visited_20_Internet_20_Link">su(1)</text:a> command to become <text:span text:style-name="Source_20_Text">root</text:span>. Then you will not get scolded any more for logging in as <text:span text:style-name="Source_20_Text">root</text:span>.</text:p>
      <text:p text:style-name="Text_20_body">You can quit <text:span text:style-name="Source_20_Text">adduser</text:span> any time by typing <text:span text:style-name="Strong_20_Emphasis">Ctrl</text:span>+<text:span text:style-name="Strong_20_Emphasis">C</text:span>, and at the end you will have a chance to approve your new user or simply type <text:span text:style-name="Strong_20_Emphasis">n</text:span> for no. You might want to create a second new user so that when you edit <text:span text:style-name="Source_20_Text">jack</text:span>'s login files, you will have a hot spare in case something goes wrong.</text:p>
      <text:p text:style-name="Text_20_body">Once you have done this, use <text:span text:style-name="Source_20_Text">exit</text:span> to get back to a login prompt and log in as <text:span text:style-name="Source_20_Text">jack</text:span>. In general, it is a good idea to do as much work as possible as an ordinary user who does not have the power—and risk—of <text:span text:style-name="Source_20_Text">root</text:span>.</text:p>
      <text:p text:style-name="Text_20_body">If you already created a user and you want the user to be able to <text:span text:style-name="Source_20_Text">su</text:span> to <text:span text:style-name="Source_20_Text">root</text:span>, you can log in as <text:span text:style-name="Source_20_Text">root</text:span> and edit the file <text:span text:style-name="Source_20_Text">/etc/group</text:span>, adding <text:span text:style-name="Source_20_Text">jack</text:span> to the first line (the group <text:span text:style-name="Source_20_Text">wheel</text:span>). But first you need to practice <text:a xlink:type="simple" xlink:href="https://www.FreeBSD.org/cgi/man.cgi?query=vi&amp;sektion=1&amp;manpath=freebsd-release-ports" text:style-name="Internet_20_link" text:visited-style-name="Visited_20_Internet_20_Link">vi(1)</text:a>, the text editor—or use the simpler text editor, <text:a xlink:type="simple" xlink:href="https://www.FreeBSD.org/cgi/man.cgi?query=ee&amp;sektion=1&amp;manpath=freebsd-release-ports" text:style-name="Internet_20_link" text:visited-style-name="Visited_20_Internet_20_Link">ee(1)</text:a>, installed on recent versions of FreeBSD.</text:p>
      <text:p text:style-name="Text_20_body">To delete a user, use the <text:span text:style-name="Source_20_Text">rmuser</text:span> command.</text:p>
      <text:p text:style-name="Standard"/>
      <text:p text:style-name="P5">Therefore, one way to grant a normal user with superuser privileges is to add the user to the <text:span text:style-name="Source_20_Text">wheel</text:span> group. To add a user to the <text:span text:style-name="Source_20_Text">wheel</text:span> group, use this <text:span text:style-name="Source_20_Text">pw groupmod</text:span> command (replace the highlighted username):</text:p>
      <text:p text:style-name="P4"><text:span text:style-name="Source_20_Text">sudo pw groupmod wheel -m sammy</text:span></text:p>
      <text:h text:style-name="Heading_20_2" text:outline-level="2"><text:bookmark text:name="how-to-lock-a-user-account"/>How To Lock a User Account</text:h>
      <text:p text:style-name="Text_20_body">If you want to disable a user's access to the system but not delete their account records and home directory, you may lock the account. The easiest way to disable a user is to use the <text:span text:style-name="Source_20_Text">pw lock</text:span> command, with the user that you want to disable as an argument, like so:</text:p>
      <text:p text:style-name="P4"><text:span text:style-name="Source_20_Text">sudo pw lock username</text:span></text:p>
      <text:p text:style-name="Text_20_body">This command works by prepending "*LOCKED*" to the user's entry in the <text:span text:style-name="Source_20_Text">/etc/master.passwd</text:span> file.</text:p>
      <text:p text:style-name="Text_20_body">The user will be unable to log in until the account is unlocked.</text:p>
      <text:h text:style-name="Heading_20_2" text:outline-level="2"><text:bookmark text:name="how-to-unlock-a-user"/>How To Unlock a User</text:h>
      <text:p text:style-name="Text_20_body">If you want to enable a user that was disabled with <text:span text:style-name="Source_20_Text">pw lock</text:span>, you can use the <text:span text:style-name="Source_20_Text">pw unlock</text:span> command to do so:</text:p>
      <text:p text:style-name="P4"><text:span text:style-name="Source_20_Text">sudo pw unlock username</text:span></text:p>
      <text:p text:style-name="P7">Remover usuário de grupo</text:p>
      <text:p text:style-name="P6"/>
      <text:p text:style-name="P8">Remover usuário www do grupo wheel:</text:p>
      <text:p text:style-name="P6"/>
      <text:p text:style-name="P6"><text:span text:style-name="Source_20_Text"><text:span text:style-name="T1">pw groupmod wheel -d www</text:span></text:span></text:p>
      <text:p text:style-name="P6"><text:span text:style-name="Source_20_Text"><text:span text:style-name="T1"/></text:span></text:p>
      <text:p text:style-name="P6"><text:span text:style-name="Source_20_Tex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3T09:09:51.417314761</meta:creation-date>
    <dc:date>2018-05-23T12:37:14.896623741</dc:date>
    <meta:editing-duration>PT5M21S</meta:editing-duration>
    <meta:editing-cycles>7</meta:editing-cycles>
    <meta:generator>LibreOffice/5.1.6.2$Linux_X86_64 LibreOffice_project/10m0$Build-2</meta:generator>
    <meta:document-statistic meta:table-count="1" meta:image-count="0" meta:object-count="0" meta:page-count="10" meta:paragraph-count="227" meta:word-count="3116" meta:character-count="18185" meta:non-whitespace-character-count="15271"/>
  </office:meta>
</office:document-meta>
</file>